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d525"/>
    </style:style>
    <style:style style:name="P2" style:family="paragraph" style:parent-style-name="Text_20_body">
      <style:text-properties officeooo:rsid="001f6b51" officeooo:paragraph-rsid="001f6b51"/>
    </style:style>
    <style:style style:name="P3" style:family="paragraph" style:parent-style-name="Text_20_body">
      <style:text-properties officeooo:paragraph-rsid="001f6b51"/>
    </style:style>
    <style:style style:name="P4" style:family="paragraph" style:parent-style-name="Text_20_body">
      <style:text-properties officeooo:rsid="0020323d" officeooo:paragraph-rsid="0020323d"/>
    </style:style>
    <style:style style:name="P5" style:family="paragraph" style:parent-style-name="Text_20_body">
      <style:text-properties officeooo:rsid="0020323d" officeooo:paragraph-rsid="0022c521"/>
    </style:style>
    <style:style style:name="P6" style:family="paragraph" style:parent-style-name="Text_20_body">
      <style:text-properties officeooo:rsid="0022c521" officeooo:paragraph-rsid="0022c521"/>
    </style:style>
    <style:style style:name="P7" style:family="paragraph" style:parent-style-name="Text_20_body">
      <style:text-properties officeooo:paragraph-rsid="0024b440"/>
    </style:style>
    <style:style style:name="P8" style:family="paragraph" style:parent-style-name="Heading_20_2">
      <style:text-properties officeooo:rsid="001dd525" officeooo:paragraph-rsid="001dd525"/>
    </style:style>
    <style:style style:name="P9" style:family="paragraph" style:parent-style-name="Heading_20_2">
      <style:text-properties officeooo:rsid="001dd525" officeooo:paragraph-rsid="002998ea"/>
    </style:style>
    <style:style style:name="P10" style:family="paragraph" style:parent-style-name="Heading_20_2" style:list-style-name="">
      <style:text-properties officeooo:rsid="001dd525" officeooo:paragraph-rsid="001dd525"/>
    </style:style>
    <style:style style:name="P11" style:family="paragraph" style:parent-style-name="Heading_20_2">
      <style:text-properties officeooo:rsid="0022c521" officeooo:paragraph-rsid="0022c521"/>
    </style:style>
    <style:style style:name="P12" style:family="paragraph" style:parent-style-name="Heading_20_2">
      <style:paragraph-properties fo:break-before="page"/>
      <style:text-properties officeooo:rsid="001dd525" officeooo:paragraph-rsid="001dd525"/>
    </style:style>
    <style:style style:name="P13" style:family="paragraph" style:parent-style-name="Text_20_body" style:list-style-name="L1">
      <style:text-properties officeooo:paragraph-rsid="001dd525"/>
    </style:style>
    <style:style style:name="P14" style:family="paragraph" style:parent-style-name="Text_20_body">
      <style:text-properties officeooo:rsid="001f6b51" officeooo:paragraph-rsid="001f6b51"/>
    </style:style>
    <style:style style:name="P15" style:family="paragraph" style:parent-style-name="Text_20_body" style:list-style-name="L2">
      <style:text-properties officeooo:paragraph-rsid="001dd525"/>
    </style:style>
    <style:style style:name="P16" style:family="paragraph" style:parent-style-name="Text_20_body">
      <style:text-properties officeooo:rsid="0020323d" officeooo:paragraph-rsid="0020323d"/>
    </style:style>
    <style:style style:name="P17" style:family="paragraph" style:parent-style-name="Text_20_body">
      <style:text-properties officeooo:paragraph-rsid="001dd525"/>
    </style:style>
    <style:style style:name="P18" style:family="paragraph" style:parent-style-name="Text_20_body">
      <style:text-properties officeooo:paragraph-rsid="0024b440"/>
    </style:style>
    <style:style style:name="P19" style:family="paragraph" style:parent-style-name="Text_20_body">
      <style:text-properties officeooo:paragraph-rsid="001f6b51"/>
    </style:style>
    <style:style style:name="P20" style:family="paragraph" style:parent-style-name="Text_20_body">
      <style:text-properties officeooo:paragraph-rsid="002998ea"/>
    </style:style>
    <style:style style:name="T1" style:family="text">
      <style:text-properties officeooo:rsid="001f6b51"/>
    </style:style>
    <style:style style:name="T2" style:family="text">
      <style:text-properties officeooo:rsid="0020323d"/>
    </style:style>
    <style:style style:name="T3" style:family="text">
      <style:text-properties officeooo:rsid="0024b440"/>
    </style:style>
    <style:style style:name="T4" style:family="text">
      <style:text-properties style:font-name="Times New Roman1" fo:font-size="12pt" officeooo:rsid="0022f5c7" style:font-name-asian="Calibri" style:font-size-asian="12pt" style:font-size-complex="12pt"/>
    </style:style>
    <style:style style:name="T5" style:family="text">
      <style:text-properties style:font-name="Times New Roman1" fo:font-size="12pt" officeooo:rsid="0021e166" style:font-name-asian="Calibri" style:font-size-asian="12pt" style:font-size-complex="12pt"/>
    </style:style>
    <style:style style:name="T6" style:family="text">
      <style:text-properties style:font-name="Times New Roman1" fo:font-size="12pt" officeooo:rsid="0024b440" style:font-name-asian="Calibri" style:font-size-asian="12pt" style:font-size-complex="12pt"/>
    </style:style>
    <style:style style:name="T7" style:family="text">
      <style:text-properties style:font-name="Times New Roman1" fo:font-size="12pt" officeooo:rsid="0027fd42" style:font-name-asian="Calibri" style:font-size-asian="12pt" style:font-size-complex="12pt"/>
    </style:style>
    <style:style style:name="T8" style:family="text">
      <style:text-properties style:font-name="Times New Roman1" fo:font-size="12pt" officeooo:rsid="00813c90" style:font-name-asian="Calibri" style:font-size-asian="12pt" style:language-asian="zh" style:country-asian="CN" style:font-size-complex="12pt"/>
    </style:style>
    <style:style style:name="T9" style:family="text">
      <style:text-properties style:font-name="Times New Roman1" fo:font-size="12pt" officeooo:rsid="0061ebbd" style:font-name-asian="Calibri" style:font-size-asian="12pt" style:language-asian="zh" style:country-asian="CN" style:font-size-complex="12pt"/>
    </style:style>
    <style:style style:name="T10" style:family="text">
      <style:text-properties style:font-name="Times New Roman1" fo:font-size="12pt" officeooo:rsid="00475a4a" style:font-name-asian="Calibri" style:font-size-asian="12pt" style:language-asian="zh" style:country-asian="CN" style:font-size-complex="12pt"/>
    </style:style>
    <style:style style:name="T11" style:family="text">
      <style:text-properties style:font-name="Times New Roman1" fo:font-size="12pt" officeooo:rsid="00203692" style:font-size-asian="12pt" style:font-size-complex="12pt"/>
    </style:style>
    <style:style style:name="T12" style:family="text">
      <style:text-properties style:font-name="Times New Roman1" fo:font-size="12pt" officeooo:rsid="0021e166" style:font-size-asian="12pt" style:font-size-complex="12pt"/>
    </style:style>
    <style:style style:name="T13" style:family="text">
      <style:text-properties style:font-name="Times New Roman1" fo:font-size="12pt" officeooo:rsid="0027fd42" style:font-size-asian="12pt" style:font-size-complex="12pt"/>
    </style:style>
    <style:style style:name="T14" style:family="text">
      <style:text-properties officeooo:rsid="0026ade9"/>
    </style:style>
    <style:style style:name="T15" style:family="text">
      <style:text-properties officeooo:rsid="0027fd42"/>
    </style:style>
    <style:style style:name="T16" style:family="text">
      <style:text-properties officeooo:rsid="0028e505"/>
    </style:style>
    <style:style style:name="T17" style:family="text">
      <style:text-properties officeooo:rsid="002998ea"/>
    </style:style>
    <style:style style:name="T18" style:family="text">
      <style:text-properties officeooo:rsid="002cb4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План доклада по курсовой работе</text:h>
      <text:h text:style-name="P8" text:outline-level="2">Слайд 1</text:h>
      <text:p text:style-name="P2"><text:span text:style-name="T16">Здравствуйте, м</text:span>еня зовут Арсений<text:span text:style-name="T14"> </text:span>Величко, я - студент первого курса направления ИВТ <text:span text:style-name="T14">Герценовского университета</text:span>. Тема моей курсовой работы - «Компьютерное моделирование фигур Лиссажу».</text:p>
      <text:h text:style-name="P8" text:outline-level="2">Слайд 2</text:h>
      <text:p text:style-name="P1">Фигуры Лиссажу представляют из себя замкнутые траектории, прочерчиваемые точкой, совершающей одновременно два гармонических колебания в двух взаимно перпендикулярных направлениях.</text:p>
      <text:p text:style-name="P1">Фигуры Лиссажу широко используются в сфере электроники для нахождения частоты переменного тока, вырабатываемого генератором. Приходится говорить о необходимости оптимизации процесса моделирования траекторий. Из этого вытекает цель курсовой работы.</text:p>
      <text:h text:style-name="P8" text:outline-level="2">Слайд 3</text:h>
      <text:p text:style-name="P1">Целью исследования является разработка компьютерной программы для моделирования фигур Лиссажу. <text:span text:style-name="T1">Цель можно свести к </text:span><text:span text:style-name="T17">четырем</text:span><text:span text:style-name="T1"> задачам:</text:span></text:p>
      <text:list xml:id="list2567542857" text:style-name="L1">
        <text:list-item>
          <text:p text:style-name="P13">Рассмотреть общие сведения о фигурах Лиссажу;</text:p>
        </text:list-item>
        <text:list-item>
          <text:p text:style-name="P13">Рассмотреть вывод математической модели;</text:p>
        </text:list-item>
        <text:list-item>
          <text:p text:style-name="P13">Разработать программу для моделирования фигур Лиссажу;</text:p>
        </text:list-item>
        <text:list-item>
          <text:p text:style-name="P13">С помощью разработанного программного продукта смоделировать основные виды фигур Лиссажу.</text:p>
        </text:list-item>
      </text:list>
      <text:p text:style-name="P2">Перейдем к результатам выполнения курсовой работы.</text:p>
      <text:h text:style-name="P9" text:outline-level="2">Слайд 4</text:h>
      <text:p text:style-name="P20"><text:span text:style-name="T1">Рассмотрим результат выполнения </text:span><text:span text:style-name="T17">первой </text:span><text:span text:style-name="T1">задачи.</text:span></text:p>
      <text:p text:style-name="P20">Фигурами Лиссажу называют траектории, прочерчиваемые точкой, совершающей одновременно два гармонических колебания в двух взаимно перпендикулярных направлениях.</text:p>
      <text:p text:style-name="P20">Впервые это явление было описано французским математиком Жюлем Антуаном Лиссажу (4 марта 1822 — 24 июня 1880), по имени которого и были названы фигуры Лиссажу.</text:p>
      <text:p text:style-name="P20">В электротехнике с помощью фигур Лиссажу определяют соотношение частот колебательных контуров. Если график будет отражать два перпендикулярных сигнала колебательных контуров частот a и b, то по его форме можно будет определить соотношение частот a и b.</text:p>
      <text:p text:style-name="P20"/>
      <text:h text:style-name="P8" text:outline-level="2"><text:soft-page-break/>Слайд <text:span text:style-name="T17">5</text:span></text:h>
      <text:p text:style-name="P3"><text:span text:style-name="T1">Рассмотрим результат выполнения </text:span><text:span text:style-name="T17">второй </text:span><text:span text:style-name="T1">задачи.</text:span></text:p>
      <text:p text:style-name="P7"><text:span text:style-name="T3">Примеры фигур Лиссажу приведены на слайде справа. </text:span><text:span text:style-name="T17">Рассмотрим их математическую модель. Траектория представляет из себя множество точек с координатами x, y.</text:span> Зависимость координат <text:span text:style-name="T1">этих </text:span>точек от времени задана <text:span text:style-name="T17">формулами</text:span>, <text:span text:style-name="T1">представленн</text:span><text:span text:style-name="T17">ыми </text:span><text:span text:style-name="T1">на слайде </text:span><text:span text:style-name="T3">слева</text:span><text:span text:style-name="T1">.</text:span></text:p>
      <text:p text:style-name="P6">Для вычисления координат точки достаточно подставить в уравнения частоты колебаний контуров a и b, значения времени и сдвига фаз.</text:p>
      <text:p text:style-name="P7"><text:span text:style-name="T11">Н</text:span><text:span text:style-name="T12">аибольшее влияние на форму графика оказывают частоты колебаний. В целях упрощения работы пользователя с программой </text:span><text:span text:style-name="T8">фиксируется</text:span><text:span text:style-name="T12"> значение </text:span><text:span text:style-name="T11">сдвиг</text:span><text:span text:style-name="T12">а</text:span><text:span text:style-name="T11"> фаз<text:line-break/></text:span><text:span text:style-name="T12">равным </text:span><text:span text:style-name="T13">пи делить на два </text:span><text:span text:style-name="T5">радиан. </text:span><text:span text:style-name="T4">В качестве временного отрезка </text:span><text:span text:style-name="T8">рассматриваются</text:span><text:span text:style-name="T4"> значения </text:span><text:span text:style-name="T7">времени</text:span><text:span text:style-name="T4"> в диапазоне от 0 до 10 </text:span><text:span text:style-name="T9">секунд </text:span><text:span text:style-name="T10">с</text:span><text:span text:style-name="T4"> шагом </text:span><text:span text:style-name="T6">в </text:span><text:span text:style-name="T4">0,01 </text:span><text:span text:style-name="T6">секунды</text:span><text:span text:style-name="T4">. </text:span></text:p>
      <text:p text:style-name="P3"><text:span text:style-name="T1">Таким образом, моделирование фигуры Лиссажу сводится к вычислению координат </text:span><text:span text:style-name="T2">ее</text:span><text:span text:style-name="T1"> точек <text:s/>и построению графика.</text:span></text:p>
      <text:h text:style-name="P8" text:outline-level="2">Слайд <text:span text:style-name="T17">6</text:span></text:h>
      <text:p text:style-name="P3">Результатом решения задачи <text:span text:style-name="T18">3</text:span> является разработанная программа на языке программирования Python 3. Программа использует возможности библиотеки “matplotlib” для построения моделей фигур Лиссажу.</text:p>
      <text:p text:style-name="P3"><text:span text:style-name="T15">Полный и</text:span>сходный код программы и её обобщенная схема представлены в тексте курсовой работы.</text:p>
      <text:p text:style-name="P3"><text:span text:style-name="T2">В ходе выполнения курсовой работы б</text:span>ыла разработана документация, объясняющая процесс использования программы.</text:p>
      <text:h text:style-name="P8" text:outline-level="2">Слайд <text:span text:style-name="T17">7</text:span></text:h>
      <text:p text:style-name="P3"><text:span text:style-name="T1">Рассмотрим результат выполнения </text:span><text:span text:style-name="T18">четвертой</text:span><text:span text:style-name="T1"> задачи.</text:span></text:p>
      <text:p text:style-name="P3">С помощью разработанной в ходе выполнения курсовой работы программы были смоделированы некоторые фигуры Лиссажу. <text:span text:style-name="T2">Они представлены на слайде.</text:span></text:p>
      <text:h text:style-name="P10" text:outline-level="2"/>
      <text:h text:style-name="P12" text:outline-level="2">Слайд <text:span text:style-name="T17">8</text:span></text:h>
      <text:p text:style-name="P1">В ходе выполнения курсовой работы были решены следующие задачи:</text:p>
      <text:list xml:id="list3088031827" text:style-name="L2">
        <text:list-item>
          <text:p text:style-name="P15">Рассмотрены общие сведения о фигурах Лиссажу;</text:p>
        </text:list-item>
        <text:list-item>
          <text:p text:style-name="P15">Рассмотрен вывод математической модели;</text:p>
        </text:list-item>
        <text:list-item>
          <text:p text:style-name="P15">Разработана программа для моделирования фигур Лиссажу;</text:p>
        </text:list-item>
        <text:list-item>
          <text:p text:style-name="P15">С помощью разработанного программного продукта смоделированы основные виды фигур Лиссажу.</text:p>
        </text:list-item>
      </text:list>
      <text:h text:style-name="P8" text:outline-level="2">Слайд <text:span text:style-name="T17">9</text:span></text:h>
      <text:p text:style-name="P4">Список использованных в работе источников представлен на слайде.</text:p>
      <text:h text:style-name="P11" text:outline-level="2">Слайд <text:span text:style-name="T17">10</text:span></text:h>
      <text:p text:style-name="P5">Перейдем к демонстрации работы программы.</text:p>
      <text:h text:style-name="Heading_20_2" text:outline-level="2">Демонстрация</text:h>
      <text:p text:style-name="P4">Откроем терминал и перейдем в каталог с программой. Убедимся в том, что программа находится в рабочей директории и запустим её, введем несколько произвольных значений частот. Программа поддерживает ввод как целых, так и вещественных чисел. Она также поддерживает обработку исключений. Для выхода введём ноль. Работа программы завершен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21:33:19.387104011</meta:creation-date>
    <dc:date>2020-12-24T22:52:27.645406127</dc:date>
    <meta:editing-duration>PT2H44M50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3" meta:paragraph-count="43" meta:word-count="512" meta:character-count="3904" meta:non-whitespace-character-count="3440"/>
  </office:meta>
</office:document-meta>
</file>